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1112" calcext:value-type="float">
            <text:p>94.2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184" calcext:value-type="float">
            <text:p>94.0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6728" calcext:value-type="float">
            <text:p>94.2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7344" calcext:value-type="float">
            <text:p>92.2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244" calcext:value-type="float">
            <text:p>91.9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4448" calcext:value-type="float">
            <text:p>91.2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0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7136" calcext:value-type="float">
            <text:p>92.1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4696" calcext:value-type="float">
            <text:p>91.6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9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8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901</text:p>
          </table:table-cell>
          <table:table-cell office:value-type="string" calcext:value-type="string">
            <text:p>TWDB:2307901</text:p>
          </table:table-cell>
          <table:table-cell office:value-type="string" calcext:value-type="string">
            <text:p>197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